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91000000AF903DA1CE7B701992.png" manifest:media-type="image/png"/>
  <manifest:file-entry manifest:full-path="Pictures/10000000000004FA0000015118C08CE5FAFE5FB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start" style:justify-single-word="false"/>
    </style:style>
    <style:style style:name="P6" style:family="paragraph" style:parent-style-name="Standard">
      <style:paragraph-properties fo:margin-top="0in" fo:margin-bottom="0.111in" loext:contextual-spacing="false" fo:line-height="108%"/>
    </style:style>
    <style:style style:name="P7" style:family="paragraph" style:parent-style-name="Standard">
      <style:paragraph-properties fo:margin-top="0in" fo:margin-bottom="0in" loext:contextual-spacing="false" fo:line-height="108%"/>
    </style:style>
    <style:style style:name="P8" style:family="paragraph" style:parent-style-name="Standard">
      <style:paragraph-properties fo:margin-top="0in" fo:margin-bottom="0in" loext:contextual-spacing="false" fo:line-height="108%" fo:text-align="center" style:justify-single-word="false"/>
    </style:style>
    <style:style style:name="P9"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master-page-name="First_20_Page">
      <style:paragraph-properties style:page-number="1"/>
      <style:text-properties fo:font-size="14pt" style:font-size-asian="14pt" style:font-size-complex="14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text:span text:style-name="T1">Lancaster and District Canoe Club - Data protection Policy</text:span></text:p>
      <text:p text:style-name="P1"/>
      <text:p text:style-name="P3"/>
      <text:p text:style-name="P2"><text:span text:style-name="T2">Processes for Data Collection and Retention</text:span></text:p>
      <text:p text:style-name="P4"/>
      <text:p text:style-name="P5"><text:span text:style-name="T2">Membership Data and Member Details - </text:span>This information is stored digitally on the Membership Website (Member Mojo). This is password protected and only accessible by people involved in running the club in order to fulfill their roles. We only ask for personal information which is relevant and required for running the club.</text:p>
      <text:p text:style-name="P5">Ex-member information is archived after 3 months. Archived data is deleted automatically after 86 months.</text:p>
      <text:p text:style-name="P5">People responsible for organising events, running trips and managing safety are granted access to Member Mojo in order to obtain medical details, contact numbers and emergency contact numbers for safety and event management purposes. The password will be updated as club volunteers change. Club volunteers may print out information relevant to event planning safety but must store it appropriately, and destroy it appropriately when it is no longer required. Printed information can be beneficial for example, medical and emergency contact information required during paddling trips is beneficial to have in paper format.</text:p>
      <text:p text:style-name="P5"/>
      <text:p text:style-name="P5">Members are asked to check the accuracy of information / details when they sign up and on annual renewal.</text:p>
      <text:p text:style-name="P5"/>
      <text:p text:style-name="P5"><text:span text:style-name="T2">Details of Volunteers, Volunteers’ Qualifications, Dates of DBS checks - </text:span>This data is saved on the Club Google Drive which is password protected and is only accessible by volunteers running the club in order to fulfill their roles. Information on ex volunteers is deleted when they cease involvement.</text:p>
      <text:p text:style-name="P5"/>
      <text:p text:style-name="P5"><text:span text:style-name="T2">Meeting Notes</text:span> - Are uploaded to the Club Members’ Facebook Group. This is only accessible to club members. They are also stored on the club Google Drive.</text:p>
      <text:p text:style-name="P5"/>
      <text:p text:style-name="P5"><text:span text:style-name="T2">Policies and Procedures </text:span>- Are uploaded to the club website as this is non sensitive information available to the public. They are also stored on the club Google Drive.</text:p>
      <text:p text:style-name="P5"/>
      <text:p text:style-name="P5"><text:span text:style-name="T2">Membership Numbers and Club Finances - </text:span>This information is digitally and is password protected.</text:p>
      <text:p text:style-name="P5"/>
      <text:p text:style-name="P2"><text:span text:style-name="T2">Social Media and Digital Communications</text:span></text:p>
      <text:p text:style-name="Standard"><text:span text:style-name="T2">Emails - </text:span>Club Information sent out by email must be sent blind carbon copy, with the exception of small agreed groups such as the committee. Information for members is generally sent out via the Member Mojo system which does not allow recipients to see other people’s contact details.</text:p>
      <text:p text:style-name="Standard"/>
      <text:p text:style-name="Standard"><text:span text:style-name="T2">Club Member’s Facebook Page</text:span> - Ex members and other non members will be removed unless there is a specific reason for them to be able to see club activities and arrangements. It is up to individual members to check and set their privacy settings on their Facebook accounts with regard to information they are happy for others to be able to see.</text:p>
      <text:p text:style-name="Standard"/>
      <text:p text:style-name="Standard"><text:soft-page-break/><text:span text:style-name="T2">Messaging Apps and Groups - </text:span>A number of systems are used for members to contact each other individually or as part of a group chat e.g. Whatsapp and Facebook Messenger. It is up to individual members to check and set their own account privacy settings on such apps with regard to what information they are happy for others to be able to see.</text:p>
      <text:p text:style-name="Standard"/>
      <text:p text:style-name="Standard"><text:span text:style-name="T2">Permissions - </text:span>All members agree to their data being stored in accordance with this policy when signing up using the Member Mojo system.</text:p>
      <text:p text:style-name="Standard"/>
      <text:p text:style-name="Standard">Members can opt out of their photos being used for club promotion and social media purposes on the Member Mojo membership form. It is however helpful to the club when members grant permission as it reduces administrative tasks such as cropping people out of photos.</text:p>
      <text:p text:style-name="P6"/>
      <text:p text:style-name="P8"><text:span text:style-name="T2">Commitments</text:span></text:p>
      <text:p text:style-name="P7"/>
      <text:p text:style-name="P6"><text:span text:style-name="T2">We are committed to:</text:span></text:p>
      <text:p text:style-name="P7">● Ensuring that we comply with the eight data protection principles, as listed below, thereby meeting our legal obligations as laid down by the Data Protection Act 1998</text:p>
      <text:p text:style-name="P7"/>
      <text:p text:style-name="P6">● Ensuring that data is collected and used fairly and lawfully</text:p>
      <text:p text:style-name="P6">● Processing personal data only in order to meet our operational needs or fulfil legal requirements</text:p>
      <text:p text:style-name="P6">● Taking steps to ensure that personal data is up to date and accurate</text:p>
      <text:p text:style-name="P6">● Establishing appropriate retention periods for personal data</text:p>
      <text:p text:style-name="P6">● Ensuring that data subjects' rights can be appropriately exercised</text:p>
      <text:p text:style-name="P6">● Providing adequate security measures to protect personal data</text:p>
      <text:p text:style-name="P9">● Ensuring that a nominated officer is responsible for data protection compliance and provides a point of contact for all data protection issues</text:p>
      <text:p text:style-name="P9">● Ensuring that all club officers are made aware of good practice in data protection</text:p>
      <text:p text:style-name="P6">● Providing adequate training for all staff responsible for personal data</text:p>
      <text:p text:style-name="P7">● Ensuring that everyone handling personal data knows where to find further guidance</text:p>
      <text:p text:style-name="P7"/>
      <text:p text:style-name="P6">● Ensuring that queries about data protection, internal and external to the organisation, are dealt with effectively and promptly</text:p>
      <text:p text:style-name="P6">● Regularly reviewing data protection procedures and guidelines within the club </text:p>
      <text:p text:style-name="P6"/>
      <text:p text:style-name="P2"><text:span text:style-name="T2">Data protection principles</text:span></text:p>
      <text:p text:style-name="P3"><text:soft-page-break/></text:p>
      <text:p text:style-name="P6">1. Personal data shall be processed fairly and lawfully</text:p>
      <text:p text:style-name="P6">2. Personal data shall be obtained for one or more specified and lawful purposes, and shall not be further processed in any manner incompatible with that purpose or those purposes</text:p>
      <text:p text:style-name="P6">3. Personal data shall be adequate, relevant and not excessive in relation to the purpose or purposes for which they are processed</text:p>
      <text:p text:style-name="P6">4. Personal data shall be accurate and, where necessary, kept up to date</text:p>
      <text:p text:style-name="P6">5. Personal data processed for any purpose or purposes shall not be kept for</text:p>
      <text:p text:style-name="P6">longer than is necessary for that purpose or those purposes</text:p>
      <text:p text:style-name="P6">6. Personal data shall be processed in accordance with the rights of data subjects under the Data Protection Act 1998</text:p>
      <text:p text:style-name="P6">7. Appropriate technical and organisational measures shall be taken against unauthorised and unlawful processing of personal data and against accidental loss or destruction of, or damage to, personal data</text:p>
      <text:p text:style-name="P6">8. Personal data shall not be transferred to a country or territory outside the European Economic Area unless that country or territory ensures an adequate level of protection for the rights and freedoms of data subjects in relation to the processing of personal data</text:p>
      <text:p text:style-name="P6"/>
      <text:p text:style-name="P6">Reviewed by Adam Lackey 18/4/20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MP1"><draw:frame draw:style-name="Mfr1" draw:name="image2.png" text:anchor-type="char" svg:x="0.948in" svg:y="-0.2866in" svg:width="2.3693in" svg:height="0.6244in" draw:z-index="1"><draw:image xlink:href="Pictures/10000000000004FA0000015118C08CE5FAFE5FB8.png" xlink:type="simple" xlink:show="embed" xlink:actuate="onLoad" loext:mime-type="image/png"/></draw:frame><draw:frame draw:style-name="Mfr1" draw:name="image1.png" text:anchor-type="char" svg:x="3.5102in" svg:y="-0.3693in" svg:width="1.839in" svg:height="0.8in" draw:z-index="0"><draw:image xlink:href="Pictures/1000000000000191000000AF903DA1CE7B701992.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42" meta:word-count="949" meta:character-count="5812" meta:non-whitespace-character-count="4904"/>
    <meta:generator>LibreOfficeDev/6.0.5.2$Linux_X86_64 LibreOffice_project/</meta:generator>
  </office:meta>
</office:document-meta>
</file>